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 svg:font-family="'Lohit Devanagari'" style:font-family-generic="system"/>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office:font-face-decls>
  <office:automatic-styles>
    <style:style style:name="P1" style:family="paragraph" style:parent-style-name="Calib">
      <style:paragraph-properties fo:text-align="justify" style:justify-single-word="false"/>
      <style:text-properties fo:color="#993300" style:font-name="Calibri" style:font-name-complex="Calibri"/>
    </style:style>
    <style:style style:name="P2" style:family="paragraph" style:parent-style-name="Calib">
      <style:paragraph-properties>
        <style:tab-stops>
          <style:tab-stop style:position="0.25cm"/>
          <style:tab-stop style:position="0.501cm"/>
        </style:tab-stops>
      </style:paragraph-properties>
      <style:text-properties fo:color="#993300" style:font-name="Calibri" style:font-name-complex="Calibri"/>
    </style:style>
    <style:style style:name="P3" style:family="paragraph" style:parent-style-name="Calib">
      <style:paragraph-properties>
        <style:tab-stops>
          <style:tab-stop style:position="0.25cm"/>
          <style:tab-stop style:position="0.501cm"/>
          <style:tab-stop style:position="1.501cm"/>
        </style:tab-stops>
      </style:paragraph-properties>
      <style:text-properties fo:color="#993300" style:font-name="Calibri" style:font-name-complex="Calibri"/>
    </style:style>
    <style:style style:name="P4" style:family="paragraph" style:parent-style-name="Calib">
      <style:paragraph-properties>
        <style:tab-stops>
          <style:tab-stop style:position="0.25cm"/>
          <style:tab-stop style:position="0.501cm"/>
          <style:tab-stop style:position="0.751cm"/>
        </style:tab-stops>
      </style:paragraph-properties>
      <style:text-properties fo:color="#993300" style:font-name="Calibri" style:font-name-complex="Calibri"/>
    </style:style>
    <style:style style:name="P5" style:family="paragraph" style:parent-style-name="Calib">
      <style:text-properties fo:color="#0000ff" style:font-name="Calibri" fo:font-weight="bold" style:font-weight-asian="bold" style:font-name-complex="Calibri" style:font-weight-complex="bold"/>
    </style:style>
    <style:style style:name="P6" style:family="paragraph" style:parent-style-name="Calib">
      <style:paragraph-properties>
        <style:tab-stops>
          <style:tab-stop style:position="0.25cm"/>
          <style:tab-stop style:position="0.501cm"/>
          <style:tab-stop style:position="0.751cm"/>
        </style:tab-stops>
      </style:paragraph-properties>
      <style:text-properties fo:color="#0000ff" style:font-name="Calibri" fo:font-weight="bold" style:font-weight-asian="bold" style:font-name-complex="Calibri" style:font-weight-complex="bold"/>
    </style:style>
    <style:style style:name="P7" style:family="paragraph" style:parent-style-name="Calib">
      <style:text-properties fo:color="#0000ff" style:font-name="Calibri" style:font-name-complex="Calibri"/>
    </style:style>
    <style:style style:name="P8" style:family="paragraph" style:parent-style-name="Calib">
      <style:text-properties style:font-name="Calibri" fo:font-size="9pt" style:font-size-asian="9pt" style:font-name-complex="Calibri" style:font-size-complex="9pt"/>
    </style:style>
    <style:style style:name="P9" style:family="paragraph" style:parent-style-name="Calib">
      <style:text-properties style:font-name="Calibri" style:font-name-complex="Calibri"/>
    </style:style>
    <style:style style:name="P10" style:family="paragraph" style:parent-style-name="Calib">
      <style:paragraph-properties>
        <style:tab-stops>
          <style:tab-stop style:position="0.25cm"/>
          <style:tab-stop style:position="0.501cm"/>
          <style:tab-stop style:position="2.514cm"/>
        </style:tab-stops>
      </style:paragraph-properties>
      <style:text-properties style:font-name="Calibri" style:font-name-complex="Calibri"/>
    </style:style>
    <style:style style:name="P11" style:family="paragraph" style:parent-style-name="Calib">
      <style:paragraph-properties>
        <style:tab-stops>
          <style:tab-stop style:position="0.25cm"/>
          <style:tab-stop style:position="0.501cm"/>
        </style:tab-stops>
      </style:paragraph-properties>
      <style:text-properties style:font-name="Calibri" style:font-name-complex="Calibri"/>
    </style:style>
    <style:style style:name="P12" style:family="paragraph" style:parent-style-name="Calib">
      <style:paragraph-properties>
        <style:tab-stops>
          <style:tab-stop style:position="0.25cm"/>
          <style:tab-stop style:position="0.501cm"/>
          <style:tab-stop style:position="0.751cm"/>
        </style:tab-stops>
      </style:paragraph-properties>
    </style:style>
    <style:style style:name="P13" style:family="paragraph" style:parent-style-name="Calib">
      <style:paragraph-properties fo:margin-left="0.885cm" fo:margin-right="0cm" fo:text-indent="0cm" style:auto-text-indent="false">
        <style:tab-stops/>
      </style:paragraph-properties>
      <style:text-properties fo:color="#0000ff" style:font-name="Calibri" fo:font-weight="bold" style:font-weight-asian="bold" style:font-name-complex="Calibri" style:font-weight-complex="bold"/>
    </style:style>
    <style:style style:name="P14" style:family="paragraph" style:parent-style-name="Calib">
      <style:paragraph-properties fo:margin-left="0.501cm" fo:margin-right="0cm" fo:text-indent="0cm" style:auto-text-indent="false">
        <style:tab-stops>
          <style:tab-stop style:position="0cm"/>
        </style:tab-stops>
      </style:paragraph-properties>
      <style:text-properties fo:color="#993300" style:font-name="Calibri" style:font-name-complex="Calibri"/>
    </style:style>
    <style:style style:name="P15" style:family="paragraph" style:parent-style-name="Calib">
      <style:paragraph-properties fo:margin-left="0.501cm" fo:margin-right="0cm" fo:text-indent="0cm" style:auto-text-indent="false">
        <style:tab-stops/>
      </style:paragraph-properties>
      <style:text-properties fo:color="#993300" style:font-name="Calibri" style:font-name-complex="Calibri"/>
    </style:style>
    <style:style style:name="P16" style:family="paragraph" style:parent-style-name="Calib">
      <style:paragraph-properties fo:margin-left="1.136cm" fo:margin-right="0cm" fo:text-indent="0cm" style:auto-text-indent="false">
        <style:tab-stops>
          <style:tab-stop style:position="-0.635cm"/>
        </style:tab-stops>
      </style:paragraph-properties>
      <style:text-properties style:font-name="Calibri" style:font-name-complex="Calibri"/>
    </style:style>
    <style:style style:name="P17" style:family="paragraph" style:parent-style-name="Calib">
      <style:paragraph-properties fo:margin-left="1.217cm" fo:margin-right="0cm" fo:text-indent="0cm" style:auto-text-indent="false">
        <style:tab-stops>
          <style:tab-stop style:position="0.534cm"/>
        </style:tab-stops>
      </style:paragraph-properties>
      <style:text-properties fo:color="#993300" style:font-name="Calibri" style:font-name-complex="Calibri"/>
    </style:style>
    <style:style style:name="P18" style:family="paragraph" style:parent-style-name="Calib">
      <style:paragraph-properties fo:margin-left="0.501cm" fo:margin-right="0cm" fo:text-indent="-0.501cm" style:auto-text-indent="false">
        <style:tab-stops>
          <style:tab-stop style:position="0cm"/>
        </style:tab-stops>
      </style:paragraph-properties>
      <style:text-properties style:font-name="Calibri" style:font-name-complex="Calibri"/>
    </style:style>
    <style:style style:name="P19" style:family="paragraph" style:parent-style-name="Calib">
      <style:paragraph-properties fo:margin-left="0.751cm" fo:margin-right="0cm" fo:text-indent="0cm" style:auto-text-indent="false">
        <style:tab-stops>
          <style:tab-stop style:position="-0.501cm"/>
          <style:tab-stop style:position="-0.25cm"/>
        </style:tab-stops>
      </style:paragraph-properties>
      <style:text-properties fo:color="#993300" style:font-name="Calibri" style:font-name-complex="Calibri"/>
    </style:style>
    <style:style style:name="P20" style:family="paragraph" style:parent-style-name="Calib">
      <style:paragraph-properties fo:margin-left="0cm" fo:margin-right="0cm" fo:text-indent="0.116cm" style:auto-text-indent="false">
        <style:tab-stops>
          <style:tab-stop style:position="0.25cm"/>
          <style:tab-stop style:position="0.501cm"/>
          <style:tab-stop style:position="1.501cm"/>
        </style:tab-stops>
      </style:paragraph-properties>
      <style:text-properties fo:color="#993300" style:font-name="Calibri" style:font-name-complex="Calibri"/>
    </style:style>
    <style:style style:name="P21" style:family="paragraph" style:parent-style-name="List_20_Paragraph">
      <style:text-properties fo:color="#0000ff" style:font-name="Calibri" fo:font-weight="bold" style:font-weight-asian="bold" style:font-name-complex="Calibri" style:font-weight-complex="bold"/>
    </style:style>
    <style:style style:name="P22" style:family="paragraph" style:parent-style-name="Calib" style:master-page-name="MP0">
      <style:paragraph-properties style:page-number="auto" fo:break-before="page"/>
      <style:text-properties style:font-name="Calibri" style:font-name-complex="Calibri"/>
    </style:style>
    <style:style style:name="P23" style:family="paragraph" style:parent-style-name="Calib" style:list-style-name="L1"/>
    <style:style style:name="P24" style:family="paragraph" style:parent-style-name="Calib" style:list-style-name="L1">
      <style:paragraph-properties>
        <style:tab-stops>
          <style:tab-stop style:position="-1.27cm"/>
          <style:tab-stop style:position="-0.771cm"/>
        </style:tab-stops>
      </style:paragraph-properties>
      <style:text-properties fo:color="#0000ff" style:font-name="Calibri" style:font-name-complex="Calibri"/>
    </style:style>
    <style:style style:name="P25" style:family="paragraph" style:parent-style-name="Calib" style:list-style-name="L1">
      <style:paragraph-properties>
        <style:tab-stops>
          <style:tab-stop style:position="-1.52cm"/>
          <style:tab-stop style:position="-1.27cm"/>
        </style:tab-stops>
      </style:paragraph-properties>
      <style:text-properties fo:color="#0000ff" style:font-name="Calibri" style:font-name-complex="Calibri"/>
    </style:style>
    <style:style style:name="P26" style:family="paragraph" style:parent-style-name="Calib">
      <style:text-properties fo:color="#0000ff" style:font-name="Calibri" fo:font-weight="bold" style:font-weight-asian="bold" style:font-name-complex="Calibri" style:font-weight-complex="bold"/>
    </style:style>
    <style:style style:name="P27" style:family="paragraph" style:parent-style-name="Calib" style:list-style-name="L2">
      <style:paragraph-properties>
        <style:tab-stops>
          <style:tab-stop style:position="0.25cm"/>
          <style:tab-stop style:position="0.501cm"/>
        </style:tab-stops>
      </style:paragraph-properties>
      <style:text-properties fo:color="#0000ff" style:font-name="Calibri" fo:font-weight="bold" style:font-weight-asian="bold" style:font-name-complex="Calibri" style:font-weight-complex="bold"/>
    </style:style>
    <style:style style:name="P28" style:family="paragraph" style:parent-style-name="Calib" style:list-style-name="L2">
      <style:paragraph-properties>
        <style:tab-stops>
          <style:tab-stop style:position="0.25cm"/>
          <style:tab-stop style:position="0.501cm"/>
          <style:tab-stop style:position="0.751cm"/>
        </style:tab-stops>
      </style:paragraph-properties>
      <style:text-properties fo:color="#0000ff" style:font-name="Calibri" fo:font-weight="bold" style:font-weight-asian="bold" style:font-name-complex="Calibri" style:font-weight-complex="bold"/>
    </style:style>
    <style:style style:name="P29" style:family="paragraph" style:parent-style-name="Calib" style:list-style-name="L3">
      <style:paragraph-properties>
        <style:tab-stops>
          <style:tab-stop style:position="-1.771cm"/>
        </style:tab-stops>
      </style:paragraph-properties>
      <style:text-properties fo:color="#993300" style:font-name="Calibri" style:font-name-complex="Calibri"/>
    </style:style>
    <style:style style:name="P30" style:family="paragraph" style:parent-style-name="Calib" style:list-style-name="L5">
      <style:text-properties fo:color="#993300" style:font-name="Calibri" style:font-name-complex="Calibri"/>
    </style:style>
    <style:style style:name="P31" style:family="paragraph" style:parent-style-name="Calib" style:list-style-name="L5">
      <style:paragraph-properties>
        <style:tab-stops>
          <style:tab-stop style:position="-2.021cm"/>
          <style:tab-stop style:position="-1.771cm"/>
        </style:tab-stops>
      </style:paragraph-properties>
      <style:text-properties fo:color="#993300" style:font-name="Calibri" style:font-name-complex="Calibri"/>
    </style:style>
    <style:style style:name="P32" style:family="paragraph" style:parent-style-name="Calib" style:list-style-name="L7">
      <style:paragraph-properties>
        <style:tab-stops>
          <style:tab-stop style:position="-1.02cm"/>
          <style:tab-stop style:position="-0.769cm"/>
        </style:tab-stops>
      </style:paragraph-properties>
      <style:text-properties fo:color="#993300" style:font-name="Calibri" style:font-name-complex="Calibri"/>
    </style:style>
    <style:style style:name="P33" style:family="paragraph" style:parent-style-name="Calib">
      <style:paragraph-properties fo:text-align="center" style:justify-single-word="false"/>
      <style:text-properties fo:color="#993300" style:font-name="Calibri" fo:font-weight="bold" style:font-weight-asian="bold" style:font-name-complex="Calibri" style:font-weight-complex="bold"/>
    </style:style>
    <style:style style:name="P34" style:family="paragraph" style:parent-style-name="Calib" style:list-style-name="L3">
      <style:paragraph-properties>
        <style:tab-stops>
          <style:tab-stop style:position="-1.771cm"/>
        </style:tab-stops>
      </style:paragraph-properties>
    </style:style>
    <style:style style:name="P35" style:family="paragraph" style:parent-style-name="Calib" style:list-style-name="L4">
      <style:paragraph-properties>
        <style:tab-stops>
          <style:tab-stop style:position="-0.683cm"/>
        </style:tab-stops>
      </style:paragraph-properties>
    </style:style>
    <style:style style:name="P36" style:family="paragraph" style:parent-style-name="Calib" style:list-style-name="L2">
      <style:paragraph-properties>
        <style:tab-stops>
          <style:tab-stop style:position="0.501cm"/>
          <style:tab-stop style:position="1cm"/>
        </style:tab-stops>
      </style:paragraph-properties>
    </style:style>
    <style:style style:name="P37" style:family="paragraph" style:parent-style-name="Calib" style:list-style-name="L2">
      <style:paragraph-properties>
        <style:tab-stops>
          <style:tab-stop style:position="0.25cm"/>
          <style:tab-stop style:position="0.501cm"/>
        </style:tab-stops>
      </style:paragraph-properties>
    </style:style>
    <style:style style:name="P38" style:family="paragraph" style:parent-style-name="Calib" style:list-style-name="L1">
      <style:paragraph-properties>
        <style:tab-stops>
          <style:tab-stop style:position="-1.52cm"/>
          <style:tab-stop style:position="-1.27cm"/>
        </style:tab-stops>
      </style:paragraph-properties>
      <style:text-properties officeooo:paragraph-rsid="0012cc2d"/>
    </style:style>
    <style:style style:name="P39" style:family="paragraph" style:parent-style-name="Calib" style:list-style-name="L2">
      <style:paragraph-properties fo:margin-left="0.885cm" fo:margin-right="0cm" fo:text-indent="-0.635cm" style:auto-text-indent="false">
        <style:tab-stops/>
      </style:paragraph-properties>
    </style:style>
    <style:style style:name="P40" style:family="paragraph" style:parent-style-name="Calib" style:list-style-name="L2">
      <style:paragraph-properties fo:margin-left="0.25cm" fo:margin-right="0cm" fo:text-indent="0cm" style:auto-text-indent="false">
        <style:tab-stops>
          <style:tab-stop style:position="0.75cm"/>
        </style:tab-stops>
      </style:paragraph-properties>
      <style:text-properties fo:color="#0000ff" style:font-name="Calibri" fo:font-weight="bold" style:font-weight-asian="bold" style:font-name-complex="Calibri" style:font-weight-complex="bold"/>
    </style:style>
    <style:style style:name="P41" style:family="paragraph" style:parent-style-name="Calib" style:list-style-name="L1">
      <style:paragraph-properties fo:margin-left="0.25cm" fo:margin-right="0cm" fo:text-indent="0cm" style:auto-text-indent="false">
        <style:tab-stops>
          <style:tab-stop style:position="0.75cm"/>
        </style:tab-stops>
      </style:paragraph-properties>
      <style:text-properties fo:color="#0000ff" style:font-name="Calibri" fo:font-weight="bold" officeooo:paragraph-rsid="0010384b" style:font-weight-asian="bold" style:font-name-complex="Calibri" style:font-weight-complex="bold"/>
    </style:style>
    <style:style style:name="P42" style:family="paragraph" style:parent-style-name="Calib" style:list-style-name="L2">
      <style:paragraph-properties fo:margin-left="0.25cm" fo:margin-right="0cm" fo:text-indent="0cm" style:auto-text-indent="false">
        <style:tab-stops>
          <style:tab-stop style:position="0.25cm"/>
          <style:tab-stop style:position="0.75cm"/>
        </style:tab-stops>
      </style:paragraph-properties>
      <style:text-properties fo:color="#0000ff" style:font-name="Calibri" fo:font-weight="bold" style:font-weight-asian="bold" style:font-name-complex="Calibri" style:font-weight-complex="bold"/>
    </style:style>
    <style:style style:name="P43" style:family="paragraph" style:parent-style-name="Calib" style:list-style-name="L6">
      <style:paragraph-properties fo:margin-left="0cm" fo:margin-right="0cm" fo:text-indent="0.116cm" style:auto-text-indent="false">
        <style:tab-stops>
          <style:tab-stop style:position="-1.02cm"/>
          <style:tab-stop style:position="-0.769cm"/>
        </style:tab-stops>
      </style:paragraph-properties>
      <style:text-properties fo:color="#993300" style:font-name="Calibri" style:font-name-complex="Calibri"/>
    </style:style>
    <style:style style:name="P44" style:family="paragraph" style:parent-style-name="Calib" style:list-style-name="L6">
      <style:paragraph-properties fo:margin-left="0cm" fo:margin-right="0cm" fo:text-indent="0.116cm" style:auto-text-indent="false">
        <style:tab-stops>
          <style:tab-stop style:position="-1.02cm"/>
          <style:tab-stop style:position="-0.769cm"/>
          <style:tab-stop style:position="0.231cm"/>
        </style:tab-stops>
      </style:paragraph-properties>
      <style:text-properties fo:color="#993300" style:font-name="Calibri" style:font-name-complex="Calibri"/>
    </style:style>
    <style:style style:name="T1" style:family="text">
      <style:text-properties fo:color="#0000ff" style:font-name="Calibri" style:font-name-complex="Calibri"/>
    </style:style>
    <style:style style:name="T2" style:family="text">
      <style:text-properties fo:color="#0000ff" style:font-name="Calibri" officeooo:rsid="0010384b" style:font-name-complex="Calibri"/>
    </style:style>
    <style:style style:name="T3" style:family="text">
      <style:text-properties fo:color="#0000ff" style:font-name="Calibri" officeooo:rsid="0012cc2d" style:font-name-complex="Calibri"/>
    </style:style>
    <style:style style:name="T4" style:family="text">
      <style:text-properties fo:color="#0000ff" style:font-name="Calibri" fo:font-weight="bold" style:font-weight-asian="bold" style:font-name-complex="Calibri" style:font-weight-complex="bold"/>
    </style:style>
    <style:style style:name="T5" style:family="text">
      <style:text-properties fo:color="#0000ff" style:font-name="Calibri" fo:font-weight="bold" officeooo:rsid="000f1f1f" style:font-weight-asian="bold" style:font-name-complex="Calibri" style:font-weight-complex="bold"/>
    </style:style>
    <style:style style:name="T6" style:family="text">
      <style:text-properties style:font-name="Calibri" style:font-name-complex="Calibri"/>
    </style:style>
    <style:style style:name="T7" style:family="text">
      <style:text-properties fo:color="#993300" style:font-name="Calibri" style:font-name-complex="Calibri"/>
    </style:style>
    <style:style style:name="T8" style:family="text">
      <style:text-properties fo:font-size="15pt" officeooo:rsid="000d94f1" style:font-size-asian="15pt" style:font-size-complex="15pt"/>
    </style:style>
    <style:style style:name="T9" style:family="text">
      <style:text-properties officeooo:rsid="000dd7c5"/>
    </style:style>
    <style:style style:name="T10" style:family="text">
      <style:text-properties officeooo:rsid="0010384b"/>
    </style:style>
    <style:style style:name="T11" style:family="text">
      <style:text-properties fo:font-weight="normal" style:font-weight-asian="normal" style:font-weight-complex="normal"/>
    </style:style>
    <style:style style:name="T12" style:family="text">
      <style:text-properties fo:font-weight="normal" officeooo:rsid="0010384b" style:font-weight-asian="normal" style:font-weight-complex="normal"/>
    </style:style>
    <style:style style:name="T13" style:family="text">
      <style:text-properties officeooo:rsid="00106762"/>
    </style:style>
    <style:style style:name="T14" style:family="text">
      <style:text-properties officeooo:rsid="0010d0b2"/>
    </style:style>
    <style:style style:name="T15" style:family="text">
      <style:text-properties officeooo:rsid="0012cc2d"/>
    </style:style>
    <text:list-style style:name="L1">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5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79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4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69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3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7.23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5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LVL2" style:num-format="1" text:start-value="2" text:display-levels="2">
        <style:list-level-properties text:list-level-position-and-space-mode="label-alignment">
          <style:list-level-label-alignment text:label-followed-by="listtab" fo:text-indent="-0.635cm" fo:margin-left="1.13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27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773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909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4.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54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04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7.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4LVL2" style:num-format="1" text:display-levels="2">
        <style:list-level-properties text:list-level-position-and-space-mode="label-alignment">
          <style:list-level-label-alignment text:label-followed-by="listtab" fo:text-indent="-0.635cm" fo:margin-left="1.217cm"/>
        </style:list-level-properties>
      </text:list-level-style-number>
      <text:list-level-style-number text:level="3" text:style-name="WW_5f_CharLFO4LVL3" style:num-format="1" text:display-levels="3">
        <style:list-level-properties text:list-level-position-and-space-mode="label-alignment">
          <style:list-level-label-alignment text:label-followed-by="listtab" fo:text-indent="-1.27cm" fo:margin-left="2.434cm"/>
        </style:list-level-properties>
      </text:list-level-style-number>
      <text:list-level-style-number text:level="4" text:style-name="WW_5f_CharLFO4LVL4" style:num-format="1" text:display-levels="4">
        <style:list-level-properties text:list-level-position-and-space-mode="label-alignment">
          <style:list-level-label-alignment text:label-followed-by="listtab" fo:text-indent="-1.27cm" fo:margin-left="3.016cm"/>
        </style:list-level-properties>
      </text:list-level-style-number>
      <text:list-level-style-number text:level="5" text:style-name="WW_5f_CharLFO4LVL5" style:num-format="1" text:display-levels="5">
        <style:list-level-properties text:list-level-position-and-space-mode="label-alignment">
          <style:list-level-label-alignment text:label-followed-by="listtab" fo:text-indent="-1.905cm" fo:margin-left="4.233cm"/>
        </style:list-level-properties>
      </text:list-level-style-number>
      <text:list-level-style-number text:level="6" text:style-name="WW_5f_CharLFO4LVL6" style:num-format="1" text:display-levels="6">
        <style:list-level-properties text:list-level-position-and-space-mode="label-alignment">
          <style:list-level-label-alignment text:label-followed-by="listtab" fo:text-indent="-1.905cm" fo:margin-left="4.815cm"/>
        </style:list-level-properties>
      </text:list-level-style-number>
      <text:list-level-style-number text:level="7" text:style-name="WW_5f_CharLFO4LVL7" style:num-format="1" text:display-levels="7">
        <style:list-level-properties text:list-level-position-and-space-mode="label-alignment">
          <style:list-level-label-alignment text:label-followed-by="listtab" fo:text-indent="-2.54cm" fo:margin-left="6.033cm"/>
        </style:list-level-properties>
      </text:list-level-style-number>
      <text:list-level-style-number text:level="8" text:style-name="WW_5f_CharLFO4LVL8" style:num-format="1" text:display-levels="8">
        <style:list-level-properties text:list-level-position-and-space-mode="label-alignment">
          <style:list-level-label-alignment text:label-followed-by="listtab" fo:text-indent="-2.54cm" fo:margin-left="6.615cm"/>
        </style:list-level-properties>
      </text:list-level-style-number>
      <text:list-level-style-number text:level="9" text:style-name="WW_5f_CharLFO4LVL9" style:num-format="1" text:display-levels="9">
        <style:list-level-properties text:list-level-position-and-space-mode="label-alignment">
          <style:list-level-label-alignment text:label-followed-by="listtab" fo:text-indent="-3.175cm" fo:margin-left="7.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1.13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27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773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909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4.4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54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04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7.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33"><text:span text:style-name="T8">Exploration of experiences and expectations of critically ill-patients and their family members. </text:span></text:p>
      <text:p text:style-name="P5"/>
      <text:p text:style-name="P5">Interview Guide:</text:p>
      <text:p text:style-name="P5"/>
      <text:p text:style-name="P8"/>
      <text:p text:style-name="P1">Dear friend, as you know, you have recovered from <text:span text:style-name="T9">critical illness</text:span>, for which you required to be hospitalized. I would like to ask you a few questions regarding your experience of the illness <text:span text:style-name="T9">and expectation</text:span>. I will be recording them and would carry out detailed analysis and research so that such information which is compiled from many patients can help us in taking care of patients in a better way.</text:p>
      <text:p text:style-name="P7"/>
      <text:p text:style-name="P9"/>
      <text:p text:style-name="P5">Stem questions: </text:p>
      <text:list xml:id="list3382875907" text:style-name="L1">
        <text:list-item>
          <text:p text:style-name="P23"><text:span text:style-name="Default_20_Paragraph_20_Font"><text:span text:style-name="T1">What do you think how </text:span></text:span><text:span text:style-name="Default_20_Paragraph_20_Font"><text:span text:style-name="T2">you became sick to require critical care? </text:span></text:span></text:p>
        </text:list-item>
        <text:list-item>
          <text:p text:style-name="P41"><text:span text:style-name="T11">What were your responses when </text:span><text:span text:style-name="T12">you were told about need for critical care?</text:span><text:span text:style-name="T10"> </text:span></text:p>
        </text:list-item>
        <text:list-item>
          <text:p text:style-name="P24">What were the physical symptoms <text:span text:style-name="T10">you experienced during the critical illness? </text:span></text:p>
        </text:list-item>
        <text:list-item>
          <text:p text:style-name="P24">What were the psychological symptoms <text:span text:style-name="T10">you experienced during the critical illness? </text:span>i.e. the effect of having <text:span text:style-name="T14">illness</text:span><text:span text:style-name="T13"> and critical care on </text:span>your thinking and feeling? </text:p>
        </text:list-item>
        <text:list-item>
          <text:p text:style-name="P25">What were your experiences about and during <text:span text:style-name="T14">critical care? </text:span></text:p>
        </text:list-item>
        <text:list-item>
          <text:p text:style-name="P25">What types of thoughts and emotions dominated your thinking and feeling during <text:span text:style-name="T15">critical care</text:span>, about yourself, your family, peers, society, etc. Describe. </text:p>
        </text:list-item>
        <text:list-item>
          <text:p text:style-name="P38"><text:span text:style-name="T3">What did you do to overcome the </text:span><text:span text:style-name="T1">effects of illness and </text:span><text:span text:style-name="T3">isolation?</text:span></text:p>
        </text:list-item>
        <text:list-item>
          <text:p text:style-name="P38"><text:span text:style-name="Default_20_Paragraph_20_Font"><text:span text:style-name="T1">What are the lessons, resolutions that you have taken at the end of the illness for better life from now </text:span></text:span><text:span text:style-name="Default_20_Paragraph_20_Font"><text:span text:style-name="T3">onward</text:span></text:span><text:span text:style-name="Default_20_Paragraph_20_Font"><text:span text:style-name="T1">?</text:span></text:span></text:p>
        </text:list-item>
        <text:list-item>
          <text:p text:style-name="P25">What do you think about the treatment (process and personnel)?</text:p>
        </text:list-item>
        <text:list-item>
          <text:p text:style-name="P25">Do you think a communication like this is needed to gauge the entire spectrum of suffering <text:s/>and assuage the deeper effects of the illness <text:span text:style-name="T15">and isolation</text:span>? <text:s/></text:p>
        </text:list-item>
      </text:list>
      <text:p text:style-name="P13"/>
      <text:p text:style-name="P7"/>
      <text:list xml:id="list3916682169" text:style-name="L2">
        <text:list-item>
          <text:p text:style-name="P39"><text:span text:style-name="Default_20_Paragraph_20_Font"><text:span text:style-name="T4">What do you think how you </text:span></text:span><text:span text:style-name="Default_20_Paragraph_20_Font"><text:span text:style-name="T5">became sick to require critical care? </text:span></text:span></text:p>
        </text:list-item>
      </text:list>
      <text:p text:style-name="P8"/>
      <text:p text:style-name="P14">1.1 First of all, what type of precautions you were taking against spread of infection and what do you think about how would have got it?</text:p>
      <text:list xml:id="list1710766700" text:style-name="L3">
        <text:list-item>
          <text:list>
            <text:list-item>
              <text:p text:style-name="P29">When the doctor advised RTPCR or Rat, test, did you believe that you could get Covid?</text:p>
            </text:list-item>
            <text:list-item>
              <text:p text:style-name="P29">What were your feelings when you subjected yourself for diagnosis? </text:p>
            </text:list-item>
            <text:list-item>
              <text:p text:style-name="P34"><text:span text:style-name="Default_20_Paragraph_20_Font"><text:span text:style-name="T7">Have you closely observed serious suffering/ death of someone close <text:s/>due to Covid in the past? </text:span></text:span></text:p>
            </text:list-item>
          </text:list>
        </text:list-item>
      </text:list>
      <text:p text:style-name="P16"/>
      <text:list xml:id="list124442609521612" text:style-name="L2">
        <text:list-item>
          <text:p text:style-name="P40">What were your responses when <text:span text:style-name="T10">you were told about need for critical care? </text:span></text:p>
        </text:list-item>
      </text:list>
      <text:list xml:id="list3107663724" text:style-name="L4">
        <text:list-item>
          <text:list>
            <text:list-item>
              <text:p text:style-name="P35"><text:span text:style-name="Default_20_Paragraph_20_Font"><text:span text:style-name="T1"><text:s text:c="3"/></text:span></text:span><text:span text:style-name="Default_20_Paragraph_20_Font"><text:span text:style-name="T7">What was the foremost response? (e.g. were you mentally prepared? Seriousness, concern for family, fear of isolation, cost concerns, anger, guilt, etc?</text:span></text:span></text:p>
            </text:list-item>
          </text:list>
        </text:list-item>
      </text:list>
      <text:p text:style-name="P17"/>
      <text:list xml:id="list124443595921734" text:style-name="L2">
        <text:list-item>
          <text:p text:style-name="P42">What were the physical symptoms of illness? </text:p>
        </text:list-item>
      </text:list>
      <text:p text:style-name="P18"/>
      <text:p text:style-name="P15">3.1 Did you have cough, fever, breathlessness, pain? Can you please describe?</text:p>
      <text:p text:style-name="P15"><text:soft-page-break/>3.2 Did you feel tired?</text:p>
      <text:p text:style-name="P15">3.3 How is your sleep?</text:p>
      <text:p text:style-name="P15">3.4 How is your appetite?</text:p>
      <text:list xml:id="list3078580127" text:style-name="L5">
        <text:list-item>
          <text:list>
            <text:list-item>
              <text:p text:style-name="P30">Any other physical symptoms?</text:p>
            </text:list-item>
            <text:list-item>
              <text:p text:style-name="P31">Effect of illness on your day to day functioning? </text:p>
            </text:list-item>
            <text:list-item>
              <text:p text:style-name="P31">Could you do daily activities in hospital/home <text:s/>as usual or needed help for self-care/house-keeping? </text:p>
            </text:list-item>
          </text:list>
        </text:list-item>
      </text:list>
      <text:p text:style-name="P2"><text:s text:c="6"/>3.8 Did you become bedridden?</text:p>
      <text:p text:style-name="P9"/>
      <text:list xml:id="list124442915010495" text:style-name="L2">
        <text:list-item>
          <text:p text:style-name="P36"><text:span text:style-name="Default_20_Paragraph_20_Font"><text:span text:style-name="T6"><text:s/></text:span></text:span><text:span text:style-name="Default_20_Paragraph_20_Font"><text:span text:style-name="T4">What were the psychological symptoms of illness, i.e. the effect of having got Covid <text:s/>on your thinking and feeling? </text:span></text:span></text:p>
        </text:list-item>
      </text:list>
      <text:p text:style-name="P19">4.1 Feeling tense, depressed or anxious? About what?</text:p>
      <text:p text:style-name="P19">4.2 Hampered your memory?</text:p>
      <text:p text:style-name="P19">4.3 Ability to concentrate?</text:p>
      <text:p text:style-name="P19">4.4 Ability to think clearly?</text:p>
      <text:p text:style-name="P19">4.5 Any other?</text:p>
      <text:p text:style-name="P10"><text:tab/></text:p>
      <text:p text:style-name="P11"/>
      <text:list xml:id="list132121526524657" text:continue-numbering="true" text:style-name="L2">
        <text:list-item>
          <text:p text:style-name="P27">What were your experiences about and during isolation? <text:s/></text:p>
        </text:list-item>
      </text:list>
      <text:list xml:id="list3155676867" text:style-name="L6">
        <text:list-item>
          <text:list>
            <text:list-item>
              <text:p text:style-name="P43">Can you describe your experiences occurring as a result of isolation? How did you feel during treatment in isolation? </text:p>
            </text:list-item>
            <text:list-item>
              <text:p text:style-name="P44">What thoughts have you been having about yourself? (Self-appraisal and loss of independence)</text:p>
            </text:list-item>
          </text:list>
        </text:list-item>
      </text:list>
      <text:p text:style-name="P20"><text:s text:c="6"/>5.3 In a state of shock/ not able to accept present situation?</text:p>
      <text:p text:style-name="P3"><text:s text:c="7"/>5.4 Negative thoughts or worries? At any stage did you feel loss of hope?</text:p>
      <text:p text:style-name="P20"><text:s text:c="6"/>5.5 Guilt, worthlessness, hopelessness, loneliness?</text:p>
      <text:p text:style-name="P20"><text:s text:c="6"/>5.6 Feelings of no longer being the same person as before?</text:p>
      <text:p text:style-name="P20"><text:s text:c="6"/>5.7 Dissatisfaction with life?</text:p>
      <text:p text:style-name="P20"><text:s text:c="6"/>5.8 Felt you have lived a life without purpose?</text:p>
      <text:p text:style-name="P20"><text:s text:c="6"/>5.9 Feeling tired of life?</text:p>
      <text:p text:style-name="P20"><text:s text:c="6"/>5.10 Feeling dependent on others?</text:p>
      <text:p text:style-name="P20"><text:s text:c="6"/>5.11 Feeling of being a burden on others?- Any other?</text:p>
      <text:p text:style-name="P11"/>
      <text:list xml:id="list124442244439161" text:style-name="L2">
        <text:list-item>
          <text:p text:style-name="P37"><text:span text:style-name="Default_20_Paragraph_20_Font"><text:span text:style-name="T6"><text:s/></text:span></text:span><text:span text:style-name="Default_20_Paragraph_20_Font"><text:span text:style-name="T4">What types of thoughts and emotions dominated your thinking and feeling during isolation , about yourself, your family, peers, society, etc. Describe. </text:span></text:span></text:p>
        </text:list-item>
      </text:list>
      <text:p text:style-name="P2">( key words: worry, anger, guilt about family , worry about finance, trust in treating team, quality of care, food, <text:s/>worry about worrying family, Feeling of loneliness/feeling alone)</text:p>
      <text:p text:style-name="P11"/>
      <text:list xml:id="list132122861459226" text:continue-numbering="true" text:style-name="L2">
        <text:list-item>
          <text:p text:style-name="P27">Overcoming negative effects of illness and isolation:</text:p>
        </text:list-item>
      </text:list>
      <text:list xml:id="list3011396916" text:style-name="L7">
        <text:list-item>
          <text:list>
            <text:list-item>
              <text:p text:style-name="P32">Was the treating team helpful in this regard?</text:p>
            </text:list-item>
            <text:list-item>
              <text:p text:style-name="P32">Can you site any particular experience with anyone of the treating team member?</text:p>
            </text:list-item>
            <text:list-item>
              <text:p text:style-name="P32">Have you ever been in seclusion/isolation earlier? </text:p>
            </text:list-item>
            <text:list-item>
              <text:p text:style-name="P32">What practices did you use yourself to overcome the isolation? <text:s/></text:p>
            </text:list-item>
            <text:list-item>
              <text:p text:style-name="P32">After how many days could you regain your own composure ?</text:p>
            </text:list-item>
            <text:list-item>
              <text:p text:style-name="P32">What were the personal/inner sources of regaining your composure? Have you been practicing religious /spiritual practices during pre-illness period? Did they help? </text:p>
            </text:list-item>
            <text:list-item>
              <text:p text:style-name="P32">How strong was the support of your family/friends in this matter?</text:p>
            </text:list-item>
          </text:list>
        </text:list-item>
      </text:list>
      <text:p text:style-name="P4"><text:soft-page-break/></text:p>
      <text:list xml:id="list124443997893434" text:style-name="L2">
        <text:list-item>
          <text:p text:style-name="P28">What are the lessons, resolutions that you have taken at the end of the illness for better life from now onwards?</text:p>
        </text:list-item>
      </text:list>
      <text:p text:style-name="P4">8.1 Do you think mental strength is important in overcoming illness like this? How did you got it? What were your sources for the same?</text:p>
      <text:p text:style-name="P4">8.2 Has the illness benefitted you in any manner, OR what are the positive outcomes of the illness? e.g. Enhanced <text:s/>family bonding? Enhanced commitment for healthy lifestyles? Enhanced trust in Higher Power, Resolutions to take better care of health of yourself/your family ( not to neglect <text:s/>health)</text:p>
      <text:p text:style-name="P12"><text:span text:style-name="Default_20_Paragraph_20_Font"><text:span text:style-name="T7">8.3 Once you started recovering-both physically and psychologically, how did you use the time of isolation? (key words: Social media, thinking and planning for work/family/health, etc, prayer, meditation, <text:s/>a journey from being lonely to being Alone)</text:span></text:span></text:p>
      <text:p text:style-name="P2"/>
      <text:list xml:id="list132122102633679" text:continue-numbering="true" text:style-name="L2">
        <text:list-item>
          <text:p text:style-name="P37"><text:span text:style-name="Default_20_Paragraph_20_Font"><text:span text:style-name="T4">What do you think about the treatment (process and personnel)? </text:span></text:span><text:span text:style-name="Default_20_Paragraph_20_Font"><text:span text:style-name="T7">Please mention salient features.</text:span></text:span></text:p>
        </text:list-item>
      </text:list>
      <text:p text:style-name="P21"/>
      <text:list xml:id="list132122464319813" text:continue-numbering="true" text:style-name="L2">
        <text:list-item>
          <text:p text:style-name="P28"><text:s/>Do you think a communication like this is needed to gauge the entire spectrum of suffering and assuage the deeper effects of the Covid illness? <text:s/>If you need any help as regards overcoming your fear, anxiety do let us know, be rest assured that we will make arrangement for proper counseling and support.</text:p>
        </text:list-item>
      </text:list>
      <text:p text:style-name="P21"/>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 svg:font-family="'Lohit Devanagari'" style:font-family-generic="system"/>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style:font-name-complex="Mangal" style:font-family-complex="Mangal" style:font-family-generic-complex="roman" style:font-pitch-complex="variable"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Calib" style:family="paragraph" style:parent-style-name="Standard">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loext:hyphenation-no-caps="false"/>
    </style:style>
    <style:style style:name="Default_20_Paragraph_20_Font" style:display-name="Default Paragraph Font" style:family="text"/>
    <style:style style:name="Numbering_20_Symbols" style:display-name="Numbering Symbols" style:family="text"/>
    <style:style style:name="WW_5f_CharLFO2LVL1" style:display-name="WW_CharLFO2LVL1" style:family="text">
      <style:text-properties fo:color="#0000ff" fo:font-size="12pt" fo:font-weight="bold" style:font-size-asian="12pt" style:font-weight-asian="bold" style:font-size-complex="12pt" style:font-weight-complex="bold"/>
    </style:style>
    <style:style style:name="WW_5f_CharLFO3LVL2" style:display-name="WW_CharLFO3LVL2" style:family="text">
      <style:text-properties fo:color="#993300"/>
    </style:style>
    <style:style style:name="WW_5f_CharLFO4LVL1" style:display-name="WW_CharLFO4LVL1" style:family="text">
      <style:text-properties fo:color="#0000ff"/>
    </style:style>
    <style:style style:name="WW_5f_CharLFO4LVL2" style:display-name="WW_CharLFO4LVL2" style:family="text">
      <style:text-properties fo:color="#993300"/>
    </style:style>
    <style:style style:name="WW_5f_CharLFO4LVL3" style:display-name="WW_CharLFO4LVL3" style:family="text">
      <style:text-properties fo:color="#0000ff"/>
    </style:style>
    <style:style style:name="WW_5f_CharLFO4LVL4" style:display-name="WW_CharLFO4LVL4" style:family="text">
      <style:text-properties fo:color="#0000ff"/>
    </style:style>
    <style:style style:name="WW_5f_CharLFO4LVL5" style:display-name="WW_CharLFO4LVL5" style:family="text">
      <style:text-properties fo:color="#0000ff"/>
    </style:style>
    <style:style style:name="WW_5f_CharLFO4LVL6" style:display-name="WW_CharLFO4LVL6" style:family="text">
      <style:text-properties fo:color="#0000ff"/>
    </style:style>
    <style:style style:name="WW_5f_CharLFO4LVL7" style:display-name="WW_CharLFO4LVL7" style:family="text">
      <style:text-properties fo:color="#0000ff"/>
    </style:style>
    <style:style style:name="WW_5f_CharLFO4LVL8" style:display-name="WW_CharLFO4LVL8" style:family="text">
      <style:text-properties fo:color="#0000ff"/>
    </style:style>
    <style:style style:name="WW_5f_CharLFO4LVL9" style:display-name="WW_CharLFO4LVL9" style:family="text">
      <style:text-properties fo:color="#0000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meta:initial-creator>LENOVO</meta:initial-creator>
    <meta:creation-date>2021-06-03T05:49:00Z</meta:creation-date>
    <dc:date>2021-06-24T13:21:20.542000000</dc:date>
    <meta:editing-cycles>8</meta:editing-cycles>
    <meta:editing-duration>PT32M29S</meta:editing-duration>
    <meta:document-statistic meta:table-count="0" meta:image-count="0" meta:object-count="0" meta:page-count="3" meta:paragraph-count="65" meta:word-count="957" meta:character-count="5811" meta:non-whitespace-character-count="4851"/>
    <meta:template xlink:type="simple" xlink:actuate="onRequest" xlink:title="" xlink:href="Normal"/>
  </office:meta>
</office:document-meta>
</file>